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3d3d3" draw:textarea-horizontal-align="justify" draw:textarea-vertical-align="middle" draw:auto-grow-height="false" fo:min-height="11.815cm" fo:min-width="26.17cm"/>
    </style:style>
    <style:style style:name="gr3" style:family="graphic" style:parent-style-name="standard">
      <style:graphic-properties draw:stroke="dash" draw:stroke-dash="Long_20_Dot" draw:fill-color="#778899" draw:textarea-horizontal-align="justify" draw:textarea-vertical-align="middle" draw:auto-grow-height="false" fo:min-height="0.385cm" fo:min-width="26.17cm"/>
      <style:paragraph-properties style:writing-mode="lr-tb"/>
    </style:style>
    <style:style style:name="gr4" style:family="graphic" style:parent-style-name="standard">
      <style:graphic-properties draw:fill-color="#dcdcdc" draw:textarea-horizontal-align="justify" draw:textarea-vertical-align="middle" draw:auto-grow-height="false" fo:min-height="0.385cm" fo:min-width="26.17cm"/>
      <style:paragraph-properties style:writing-mode="lr-tb"/>
    </style:style>
    <style:style style:name="gr5" style:family="graphic" style:parent-style-name="standard" style:list-style-name="L4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justify" draw:textarea-vertical-align="middle" draw:auto-grow-height="false" fo:min-height="0.168cm" fo:min-width="0cm" fo:padding-top="0.142cm" fo:padding-bottom="0.142cm" fo:padding-left="0.267cm" fo:padding-right="0.267cm" draw:shadow="hidden" draw:shadow-offset-x="0.2cm" draw:shadow-offset-y="0.2cm" draw:shadow-color="#808080"/>
    </style:style>
    <style:style style:name="gr6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7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8" style:family="graphic" style:parent-style-name="standard" style:list-style-name="L4">
      <style:graphic-properties draw:stroke="solid" svg:stroke-width="0.035cm" svg:stroke-color="#5983b0" draw:marker-start="" draw:marker-start-width="0.252cm" draw:marker-start-center="false" draw:marker-end="" draw:marker-end-width="0.252cm" draw:marker-end-center="false" draw:fill="solid" draw:fill-color="#5983b0" draw:textarea-horizontal-align="justify" draw:textarea-vertical-align="middle" draw:auto-grow-height="false" fo:min-height="0.168cm" fo:min-width="0cm" fo:padding-top="0.142cm" fo:padding-bottom="0.142cm" fo:padding-left="0.267cm" fo:padding-right="0.267cm" draw:shadow="hidden" draw:shadow-offset-x="0.2cm" draw:shadow-offset-y="0.2cm" draw:shadow-color="#808080"/>
    </style:style>
    <style:style style:name="gr9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0" style:family="graphic" style:parent-style-name="standard" style:list-style-name="L4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4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" style:family="graphic" style:parent-style-name="standard" style:list-style-name="L4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" style:family="graphic" style:parent-style-name="standard" style:list-style-name="L4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" style:family="graphic" style:parent-style-name="standard" style:list-style-name="L4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0.751cm" fo:min-width="0.501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4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6" style:family="graphic" style:parent-style-name="standard" style:list-style-name="L4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7" style:family="graphic" style:parent-style-name="standard" style:list-style-name="L4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8" style:family="graphic" style:parent-style-name="standard" style:list-style-name="L4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ffff" draw:opacity="0%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9" style:family="graphic" style:parent-style-name="standard">
      <style:graphic-properties draw:fill-color="#fff8dc" draw:textarea-horizontal-align="justify" draw:textarea-vertical-align="middle" draw:auto-grow-height="false" fo:min-height="9.91cm" fo:min-width="26.17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912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  <style:text-properties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text-properties fo:font-size="33pt"/>
    </style:style>
    <style:style style:name="P6" style:family="paragraph">
      <loext:graphic-properties draw:fill-color="#d3d3d3"/>
      <style:paragraph-properties fo:text-align="center"/>
    </style:style>
    <style:style style:name="P7" style:family="paragraph">
      <style:paragraph-properties fo:text-align="center"/>
      <style:text-properties fo:color="#c0c0c0" loext:opacity="100%" fo:font-size="16pt" style:font-size-asian="16pt" style:font-size-complex="16pt"/>
    </style:style>
    <style:style style:name="P8" style:family="paragraph">
      <loext:graphic-properties draw:fill-color="#778899"/>
      <style:paragraph-properties fo:text-align="center"/>
      <style:text-properties fo:color="#c0c0c0" loext:opacity="100%" fo:font-size="16pt" style:font-size-asian="16pt" style:font-size-complex="16pt"/>
    </style:style>
    <style:style style:name="P9" style:family="paragraph">
      <style:paragraph-properties fo:text-align="center"/>
      <style:text-properties fo:color="#708090" loext:opacity="100%" fo:font-size="14pt" style:font-size-asian="14pt" style:font-size-complex="14pt"/>
    </style:style>
    <style:style style:name="P10" style:family="paragraph">
      <loext:graphic-properties draw:fill-color="#dcdcdc"/>
      <style:paragraph-properties fo:text-align="center"/>
      <style:text-properties fo:color="#708090" loext:opacity="100%" fo:font-size="14pt" style:font-size-asian="14pt" style:font-size-complex="14pt"/>
    </style:style>
    <style:style style:name="P11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  <style:text-properties fo:color="#a9a9a9" loext:opacity="100%" fo:font-size="44pt" style:font-size-asian="44pt" style:font-size-complex="44pt"/>
    </style:style>
    <style:style style:name="P19" style:family="paragraph">
      <loext:graphic-properties draw:fill-color="#fff8dc"/>
      <style:paragraph-properties fo:text-align="center"/>
      <style:text-properties fo:color="#a9a9a9" loext:opacity="100%" fo:font-size="44pt" style:font-size-asian="44pt" style:font-size-complex="44pt"/>
    </style:style>
    <style:style style:name="P20" style:family="paragraph">
      <style:paragraph-properties fo:text-align="center"/>
      <style:text-properties fo:color="#696969" loext:opacity="100%" fo:font-size="16pt" style:font-size-asian="16pt" style:font-size-complex="16pt"/>
    </style:style>
    <style:style style:name="P21" style:family="paragraph">
      <loext:graphic-properties draw:fill-color="#dcdcdc"/>
      <style:paragraph-properties fo:text-align="center"/>
      <style:text-properties fo:color="#696969" loext:opacity="100%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0c0c0" loext:opacity="100%" fo:font-size="16pt" style:font-size-asian="16pt" style:font-size-complex="16pt"/>
    </style:style>
    <style:style style:name="T4" style:family="text">
      <style:text-properties fo:color="#708090" loext:opacity="100%" fo:font-size="14pt" style:font-size-asian="14pt" style:font-size-complex="14pt"/>
    </style:style>
    <style:style style:name="T5" style:family="text">
      <style:text-properties fo:color="#a9a9a9" loext:opacity="100%" fo:font-size="44pt" style:font-size-asian="44pt" style:font-size-complex="44pt"/>
    </style:style>
    <style:style style:name="T6" style:family="text">
      <style:text-properties fo:color="#696969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905cm" presentation:class="title" presentation:user-transformed="true">
          <draw:text-box>
            <text:p text:style-name="P1"><text:span text:style-name="T1">BioSmart App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A free software for biologists for Sequence too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9cm" svg:height="1.912cm" svg:x="1.4cm" svg:y="0.628cm" presentation:class="title" presentation:user-transformed="true">
          <draw:text-box>
            <text:p text:style-name="P5">Main Window</text:p>
          </draw:text-box>
        </draw:frame>
        <draw:custom-shape draw:style-name="gr2" draw:text-style-name="P6" draw:layer="layout" svg:width="26.67cm" svg:height="12.065cm" svg:x="0.635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6.67cm" svg:height="0.635cm" svg:x="0.635cm" svg:y="2.54cm">
          <text:p text:style-name="P7"><text:span text:style-name="T3">Menus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26.67cm" svg:height="0.635cm" svg:x="0.635cm" svg:y="3.175cm">
          <text:p text:style-name="P9"><text:span text:style-name="T4">Tool bar</text:span></text:p>
          <draw:enhanced-geometry svg:viewBox="0 0 21600 21600" draw:type="rectangle" draw:enhanced-path="M 0 0 L 21600 0 21600 21600 0 21600 0 0 Z N"/>
        </draw:custom-shape>
        <draw:g draw:name="checkbox-cancel">
          <draw:custom-shape draw:style-name="gr5" draw:text-style-name="P11" draw:layer="layout" svg:width="0.5cm" svg:height="0.5cm" svg:x="26.599cm" svg:y="2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6" draw:text-style-name="P12" draw:layer="layout" svg:width="0.372cm" svg:height="0cm" draw:transform="rotate (0.785398163397448) translate (26.7311694444445cm 2.92283333333337cm)" svg:viewBox="0 0 373 0" svg:d="M0 0c124 0 248 0 373 0">
            <text:p/>
          </draw:path>
          <draw:path draw:style-name="gr7" draw:text-style-name="P12" draw:layer="layout" svg:width="0.372cm" svg:height="0cm" draw:transform="skewX (0.00383972435438752) rotate (2.35881248407034) translate (26.9943333333333cm 2.92283333333337cm)" svg:viewBox="0 0 373 1" svg:d="M0 0c124 0 248 1 373 1">
            <text:p/>
          </draw:path>
        </draw:g>
        <draw:g draw:name="checkbox-3rd-state">
          <draw:custom-shape draw:style-name="gr8" draw:text-style-name="P13" draw:layer="layout" svg:width="0.5cm" svg:height="0.5cm" svg:x="26.035cm" svg:y="2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12" draw:layer="layout" svg:x1="26.163cm" svg:y1="2.79cm" svg:x2="26.409cm" svg:y2="2.79cm">
            <text:p/>
          </draw:line>
        </draw:g>
        <draw:g draw:name="folder-home">
          <draw:custom-shape draw:style-name="gr10" draw:text-style-name="P14" draw:layer="layout" svg:width="1cm" svg:height="1cm" svg:x="0.905cm" svg:y="3.01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11" draw:text-style-name="P15" draw:layer="layout" svg:width="0.499cm" svg:height="0.499cm" draw:transform="rotate (1.5707963267949) translate (1.156cm 3.76cm)" svg:viewBox="0 0 500 500" draw:points="0,62 250,62 250,0 500,250 250,500 250,437 0,437">
            <text:p/>
          </draw:polygon>
          <draw:polygon draw:style-name="gr12" draw:text-style-name="P15" draw:layer="layout" svg:width="0.187cm" svg:height="0.125cm" draw:transform="rotate (1.5707963267949) translate (1.343cm 3.76cm)" svg:viewBox="0 0 188 126" draw:points="0,126 188,125 188,0 0,0">
            <text:p/>
          </draw:polygon>
          <draw:polygon draw:style-name="gr13" draw:text-style-name="P15" draw:layer="layout" svg:width="0.124cm" svg:height="0.061cm" draw:transform="rotate (1.5707963267949) translate (1.531cm 3.447cm)" svg:viewBox="0 0 125 62" draw:points="62,0 125,0 125,62 0,62">
            <text:p/>
          </draw:polygon>
        </draw:g>
        <draw:g draw:name="folder-new">
          <draw:custom-shape draw:style-name="gr14" draw:text-style-name="P14" draw:layer="layout" svg:width="1cm" svg:height="1cm" svg:x="1.991cm" svg:y="2.971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5" draw:text-style-name="P16" draw:layer="layout" svg:x1="2.617cm" svg:y1="3.721cm" svg:x2="2.617cm" svg:y2="3.471cm">
            <text:p/>
          </draw:line>
          <draw:line draw:style-name="gr16" draw:text-style-name="P16" draw:layer="layout" svg:x1="2.742cm" svg:y1="3.596cm" svg:x2="2.492cm" svg:y2="3.596cm">
            <text:p/>
          </draw:line>
          <draw:polyline draw:style-name="gr17" draw:text-style-name="P16" draw:layer="layout" svg:width="0.374cm" svg:height="0.499cm" draw:transform="rotate (1.5707963267949) translate (2.242cm 3.721cm)" svg:viewBox="0 0 375 500" draw:points="250,500 375,500 375,0 0,0 0,250">
            <text:p/>
          </draw:polyline>
          <draw:polygon draw:style-name="gr18" draw:text-style-name="P17" draw:layer="layout" svg:width="0.311cm" svg:height="0.124cm" draw:transform="rotate (-3.14159265358979) translate (2.554cm 3.346cm)" svg:viewBox="0 0 312 125" draw:points="62,125 312,125 312,0 0,0">
            <text:p/>
          </draw:polygon>
        </draw:g>
        <draw:custom-shape draw:style-name="gr19" draw:text-style-name="P19" draw:layer="layout" svg:width="26.67cm" svg:height="10.16cm" svg:x="0.635cm" svg:y="3.81cm">
          <text:p text:style-name="P18"><text:span text:style-name="T5">Workspace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26.67cm" svg:height="0.635cm" svg:x="0.635cm" svg:y="13.97cm">
          <text:p text:style-name="P20"><text:span text:style-name="T6">Status b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4T15:46:14.633037594</meta:creation-date>
    <dc:date>2022-07-24T15:56:40.557798084</dc:date>
    <meta:editing-duration>PT10M30S</meta:editing-duration>
    <meta:editing-cycles>2</meta:editing-cycles>
    <meta:generator>LibreOffice/7.0.4.2$Linux_X86_64 LibreOffice_project/dcf040e67528d9187c66b2379df5ea4407429775</meta:generator>
    <meta:document-statistic meta:object-count="51"/>
  </office:meta>
</office:document-meta>
</file>